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1.316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364</text:p>
          </table:table-cell>
          <table:table-cell table:style-name="ce1" office:value-type="string">
            <text:p>文理・はじめてのおけいこ</text:p>
            <text:p>クリスマスツリーで色々な形の飾り付け。星・丸・五角形の練習でした。</text:p>
          </table:table-cell>
          <table:table-cell table:style-name="ce1" office:value-type="string">
            <text:p>日本将棋連盟「将棋の基礎知識」</text:p>
            <text:p>女流棋界</text:p>
          </table:table-cell>
          <table:table-cell table:style-name="ce1" office:value-type="string">
            <text:p>サイト「将棋ルール．ｃｏｍ」</text:p>
            <text:p>桂馬の成駒は成桂。敵陣に入ってひっくり返すと金の動きになる。</text:p>
          </table:table-cell>
          <table:table-cell table:style-name="ce1" office:value-type="string">
            <text:p>練習局面課題演習　タヌキＳＤＴ５　６級　１周目　第１問</text:p>
            <text:p>０．０００４１％　－４０５９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2</text:p>
          </table:table-cell>
          <table:table-cell table:style-name="ce1" office:value-type="string">
            <text:p>365</text:p>
          </table:table-cell>
          <table:table-cell table:style-name="ce1" office:value-type="string">
            <text:p>文理・はじめてのおけいこ</text:p>
            <text:p>様々な果物の輪郭を描く練習～。</text:p>
          </table:table-cell>
          <table:table-cell table:style-name="ce1" office:value-type="string">
            <text:p>日本将棋連盟「将棋の基礎知識」</text:p>
            <text:p>アマチュア棋界</text:p>
          </table:table-cell>
          <table:table-cell table:style-name="ce1" office:value-type="string">
            <text:p>サイト「将棋ルール．ｃｏｍ」</text:p>
            <text:p>香車の動かし方。香は前に一直線に進む。駒とぶつからない限りどこまでも進める。</text:p>
          </table:table-cell>
          <table:table-cell table:style-name="ce1" office:value-type="string">
            <text:p>練習局面課題演習　タヌキ２０１８　６級　１周目　第１問</text:p>
            <text:p>０．０００４１％　－４０５９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366</text:p>
          </table:table-cell>
          <table:table-cell office:value-type="string">
            <text:p>文理・はじめてのおけいこ</text:p>
            <text:p>突然アイテム探しゲームに。指定された物を丸で囲む問題です。その発展版が海外で多数制作されている高画質のアイテム探しゲームという感じですね。あれ結構難しいんだよなー。</text:p>
          </table:table-cell>
          <table:table-cell office:value-type="string">
            <text:p>日本将棋連盟「将棋の基礎知識」</text:p>
            <text:p>段と級</text:p>
          </table:table-cell>
          <table:table-cell office:value-type="string">
            <text:p>サイト「将棋ルール．ｃｏｍ」</text:p>
            <text:p>香車は成ると「成香」となる。金と同じ動き。</text:p>
          </table:table-cell>
          <table:table-cell office:value-type="string">
            <text:p>練習局面課題演習　カッパ　６級　１周目　第１問</text:p>
            <text:p>０．０００４２％　－４０５９　５７級　たまご</text:p>
            <text:p>達成率アップ！早く進めていかなくては。ルール周りなんでまだ頭を使った講義や演習には程遠いですが、徐々に頭作りを始めていきます。駒の動かし方前半戦終了！</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367</text:p>
          </table:table-cell>
          <table:table-cell table:style-name="ce1" office:value-type="string">
            <text:p>文理・はじめてのおけいこ</text:p>
            <text:p>続いては魚の輪郭を描く作業。線を引くおけいこと共に様々な物の名前や形を覚えていく段階に入りました。辞書などを使って色々な言葉を覚えていきます。基本は日本語と英語。その他の言語も余裕があれば学んでいくつもりです。</text:p>
          </table:table-cell>
          <table:table-cell table:style-name="ce1" office:value-type="string">
            <text:p>将棋タウン「将棋幼稚園」</text:p>
            <text:p>将棋というゲーム</text:p>
          </table:table-cell>
          <table:table-cell table:style-name="ce1" office:value-type="string">
            <text:p>サイト「将棋ルール．ｃｏｍ」</text:p>
            <text:p>飛車の動かし方。前・後ろ・横に際限なく動ける。途中に駒があったらそこまで動ける。攻撃の要だけあって初心者が好きになりやすい駒とのこと。</text:p>
          </table:table-cell>
          <table:table-cell table:style-name="ce1" office:value-type="string">
            <text:p>練習局面課題演習　読み太　６級　１周目　第１問</text:p>
            <text:p>０．０００４２％　－４０５９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368</text:p>
          </table:table-cell>
          <table:table-cell table:style-name="ce1" office:value-type="string">
            <text:p>文理・はじめてのおけいこ</text:p>
            <text:p>海底の絵からカニを探すおけいこ。滅茶苦茶簡単なアイテム探しだ。</text:p>
          </table:table-cell>
          <table:table-cell table:style-name="ce1" office:value-type="string">
            <text:p>将棋タウン「将棋幼稚園」</text:p>
            <text:p>駒の動かし方</text:p>
          </table:table-cell>
          <table:table-cell table:style-name="ce1" office:value-type="string">
            <text:p>サイト「将棋ルール．ｃｏｍ」</text:p>
            <text:p>飛車は成ると「竜」となる。竜は斜め一マスの動きがプラスされる。非常に強力な駒になりますねー。</text:p>
          </table:table-cell>
          <table:table-cell table:style-name="ce1" office:value-type="string">
            <text:p>練習局面課題演習　金沢将棋３００　レベル２６　１周目　第１問</text:p>
            <text:p>０．０００４２％　－４０５９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6</text:p>
          </table:table-cell>
          <table:table-cell table:style-name="ce1" office:value-type="string">
            <text:p>369</text:p>
          </table:table-cell>
          <table:table-cell table:style-name="ce1" office:value-type="string">
            <text:p>文理・はじめてのおけいこ</text:p>
            <text:p>洋服の輪郭を描く練習～。</text:p>
          </table:table-cell>
          <table:table-cell table:style-name="ce1" office:value-type="string">
            <text:p>将棋タウン「将棋幼稚園」</text:p>
            <text:p>成りについて</text:p>
          </table:table-cell>
          <table:table-cell table:style-name="ce1" office:value-type="string">
            <text:p>サイト「将棋ルール．ｃｏｍ」</text:p>
            <text:p>角行の動かし方。斜めにどこまでも進む。途中に駒があったら跳び越えられない。飛車に次ぐ強力な駒だがクセがあり使いにくいと感じる事も。</text:p>
          </table:table-cell>
          <table:table-cell table:style-name="ce1" office:value-type="string">
            <text:p>練習局面課題演習　金沢将棋３００　レベル２７　１周目　第１問</text:p>
            <text:p>０．０００４２％　－４０５９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7</text:p>
          </table:table-cell>
          <table:table-cell table:style-name="ce1" office:value-type="string">
            <text:p>370</text:p>
          </table:table-cell>
          <table:table-cell table:style-name="ce1" office:value-type="string">
            <text:p>文理・はじめてのおけいこ</text:p>
            <text:p>部屋の中から３種類のカバンを探す問題。本格的なアイテム探しになってきているｗｗｗ</text:p>
          </table:table-cell>
          <table:table-cell table:style-name="ce1" office:value-type="string">
            <text:p>将棋タウン「将棋幼稚園」</text:p>
            <text:p>取る・打つ・打った駒の成り</text:p>
          </table:table-cell>
          <table:table-cell table:style-name="ce1" office:value-type="string">
            <text:p>サイト「将棋ルール．ｃｏｍ」</text:p>
            <text:p>角行が成ると「馬」に。元々の角の性能に加えて縦横に１マス動けるようになる。</text:p>
          </table:table-cell>
          <table:table-cell table:style-name="ce1" office:value-type="string">
            <text:p>練習局面課題演習　金沢将棋３００　レベル２８　１周目　第１問</text:p>
            <text:p>０．０００４２％　－４０５９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8</text:p>
          </table:table-cell>
          <table:table-cell table:style-name="ce1" office:value-type="string">
            <text:p>371</text:p>
          </table:table-cell>
          <table:table-cell office:value-type="string">
            <text:p>文理・はじめてのおけいこ</text:p>
            <text:p>お花畑の道を辿る練習～。くねくねしてます。</text:p>
          </table:table-cell>
          <table:table-cell office:value-type="string">
            <text:p>将棋タウン「将棋幼稚園」</text:p>
            <text:p>勝敗の決め方</text:p>
          </table:table-cell>
          <table:table-cell office:value-type="string">
            <text:p>サイト「将棋ルール．ｃｏｍ」</text:p>
            <text:p>歩の動かし方。前方に一マスずつ。将棋が始まって最初に動かす駒。</text:p>
          </table:table-cell>
          <table:table-cell office:value-type="string">
            <text:p>練習局面課題演習　金沢将棋３００　レベル２９　１周目　第１問</text:p>
            <text:p>０．０００４２％　－４０５９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9</text:p>
          </table:table-cell>
          <table:table-cell table:style-name="ce1" office:value-type="string">
            <text:p>372</text:p>
          </table:table-cell>
          <table:table-cell table:style-name="ce1" office:value-type="string">
            <text:p>文理・はじめてのおけいこ</text:p>
            <text:p>お花畑のお花のシール貼り。</text:p>
          </table:table-cell>
          <table:table-cell table:style-name="ce1" office:value-type="string">
            <text:p>将棋タウン「将棋幼稚園」</text:p>
            <text:p>王手とその防ぎ</text:p>
          </table:table-cell>
          <table:table-cell table:style-name="ce1" office:value-type="string">
            <text:p>サイト「将棋ルール．ｃｏｍ」</text:p>
            <text:p>歩が成ったら「と金」になる。金と同じ動きに。歩の時と比べて随分強力な駒になった。</text:p>
          </table:table-cell>
          <table:table-cell table:style-name="ce1" office:value-type="string">
            <text:p>練習局面課題演習　金沢将棋３００　レベル３０　１周目　第１問</text:p>
            <text:p>０．０００４２％　－４０５９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0</text:p>
          </table:table-cell>
          <table:table-cell table:style-name="ce1" office:value-type="string">
            <text:p>373</text:p>
          </table:table-cell>
          <table:table-cell table:style-name="ce1" office:value-type="string">
            <text:p>文理・はじめてのおけいこ</text:p>
            <text:p>同じ花を２択から答える問題。全く同じ絵を選べばＯＫという超初歩的な問題ですが、ここから発展して様々な勉強が始まるんですねー。少しずつ本格的な学習に向けて準備が整いつつあります。</text:p>
          </table:table-cell>
          <table:table-cell table:style-name="ce1" office:value-type="string">
            <text:p>将棋タウン「将棋幼稚園」</text:p>
            <text:p>二歩・行き所の無い駒</text:p>
          </table:table-cell>
          <table:table-cell table:style-name="ce1" office:value-type="string">
            <text:p>サイト「将棋ルール．ｃｏｍ」</text:p>
            <text:p>歩は一歩しか進めないから全ての駒の中で最も弱い駒。しかし、上手く使えば不利な局面を有利に逆転させたりと上手く使えば非常に効果の高い駒。歩の手筋も本格的な学習が始まったら一番最初に学ぶことになるでしょう。</text:p>
          </table:table-cell>
          <table:table-cell table:style-name="ce3" office:value-type="string">
            <text:p>練習局面課題演習　金沢将棋３Ｄ　レベル６　１周目　第１問</text:p>
            <text:p>０．０００４２％　－４０５８　５７級　たまご</text:p>
            <text:p>絶対レートアップ！駒の動き方、そしてちょっとした考え方も学べました。究極の演習はまだ初歩の初歩が始まったばかり。どんどん進めていきます。</text:p>
          </table:table-cell>
          <table:table-cell table:style-name="ce1" table:number-columns-repeated="17"/>
          <table:table-cell table:number-columns-repeated="1000"/>
        </table:table-row>
        <table:table-row table:style-name="ro4">
          <table:table-cell table:style-name="ce1" table:number-columns-repeated="3"/>
          <table:table-cell/>
          <table:table-cell table:style-name="ce1" table:number-columns-repeated="20"/>
          <table:table-cell table:number-columns-repeated="1000"/>
        </table:table-row>
        <table:table-row table:style-name="ro4" table:number-rows-repeated="2">
          <table:table-cell table:style-name="ce1" table:number-columns-repeated="24"/>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table-cell table:style-name="ce1" table:number-columns-repeated="24"/>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number-rows-repeated="154">
          <table:table-cell table:style-name="ce1" table:number-columns-repeated="24"/>
          <table:table-cell table:number-columns-repeated="1000"/>
        </table:table-row>
        <table:table-row table:style-name="ro4" table:number-rows-repeated="1048403">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07">2022/05/07</text:date>, <text:time>21:52: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14H36M29S</meta:editing-duration>
    <meta:editing-cycles>120</meta:editing-cycles>
    <meta:generator>OpenOffice/4.1.6$Win32 OpenOffice.org_project/416m1$Build-9790</meta:generator>
    <dc:date>2022-05-07T21:52:36.04</dc:date>
    <meta:document-statistic meta:table-count="1" meta:cell-count="66" meta:object-count="0"/>
    <meta:user-defined meta:name="Info 1"/>
    <meta:user-defined meta:name="Info 2"/>
    <meta:user-defined meta:name="Info 3"/>
    <meta:user-defined meta:name="Info 4"/>
  </office:meta>
</office:document-meta>
</file>